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300700175044" calcext:value-type="float">
            <text:p>2.20301</text:p>
          </table:table-cell>
          <table:table-cell office:value-type="float" office:value="2.5007236184046" calcext:value-type="float">
            <text:p>2.50072</text:p>
          </table:table-cell>
          <table:table-cell office:value-type="float" office:value="3.33732433108277" calcext:value-type="float">
            <text:p>3.337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802825706427" calcext:value-type="float">
            <text:p>2.19803</text:p>
          </table:table-cell>
          <table:table-cell office:value-type="float" office:value="2.47178784279403" calcext:value-type="float">
            <text:p>2.47179</text:p>
          </table:table-cell>
          <table:table-cell office:value-type="float" office:value="3.36940360090022" calcext:value-type="float">
            <text:p>3.369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422778473091" calcext:value-type="float">
            <text:p>2.19423</text:p>
          </table:table-cell>
          <table:table-cell office:value-type="float" office:value="2.4466096161869" calcext:value-type="float">
            <text:p>2.44661</text:p>
          </table:table-cell>
          <table:table-cell office:value-type="float" office:value="3.90384605757197" calcext:value-type="float">
            <text:p>3.9038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299864413851" calcext:value-type="float">
            <text:p>2.183</text:p>
          </table:table-cell>
          <table:table-cell office:value-type="float" office:value="2.43498477263246" calcext:value-type="float">
            <text:p>2.43498</text:p>
          </table:table-cell>
          <table:table-cell office:value-type="float" office:value="3.95054192740926" calcext:value-type="float">
            <text:p>3.9505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33852342838" calcext:value-type="float">
            <text:p>2.24434</text:p>
          </table:table-cell>
          <table:table-cell office:value-type="float" office:value="2.39373061530765" calcext:value-type="float">
            <text:p>2.39373</text:p>
          </table:table-cell>
          <table:table-cell office:value-type="float" office:value="3.93377063531766" calcext:value-type="float">
            <text:p>3.9337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81184342171" calcext:value-type="float">
            <text:p>2.25181</text:p>
          </table:table-cell>
          <table:table-cell office:value-type="float" office:value="2.38825016675004" calcext:value-type="float">
            <text:p>2.38825</text:p>
          </table:table-cell>
          <table:table-cell office:value-type="float" office:value="3.9516995997999" calcext:value-type="float">
            <text:p>3.951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64141160729" calcext:value-type="float">
            <text:p>2.23564</text:p>
          </table:table-cell>
          <table:table-cell office:value-type="float" office:value="2.33404216842281" calcext:value-type="float">
            <text:p>2.33404</text:p>
          </table:table-cell>
          <table:table-cell office:value-type="float" office:value="4.03910687405921" calcext:value-type="float">
            <text:p>4.03911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950267469074" calcext:value-type="float">
            <text:p>2.3295</text:p>
          </table:table-cell>
          <table:table-cell office:value-type="float" office:value="2.45915768137747" calcext:value-type="float">
            <text:p>2.45916</text:p>
          </table:table-cell>
          <table:table-cell office:value-type="float" office:value="4.51614844533601" calcext:value-type="float">
            <text:p>4.51615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38863104198" calcext:value-type="float">
            <text:p>2.22839</text:p>
          </table:table-cell>
          <table:table-cell office:value-type="float" office:value="2.32375564475665" calcext:value-type="float">
            <text:p>2.32376</text:p>
          </table:table-cell>
          <table:table-cell office:value-type="float" office:value="4.0202345709985" calcext:value-type="float">
            <text:p>4.02023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341796221999" calcext:value-type="float">
            <text:p>2.32342</text:p>
          </table:table-cell>
          <table:table-cell office:value-type="float" office:value="2.4498609369776" calcext:value-type="float">
            <text:p>2.44986</text:p>
          </table:table-cell>
          <table:table-cell office:value-type="float" office:value="4.47703610832498" calcext:value-type="float">
            <text:p>4.47704</text:p>
          </table:table-cell>
          <table:table-cell office:value-type="float" office:value="9571200" calcext:value-type="float">
            <text:p>957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244710816224" calcext:value-type="float">
            <text:p>2.31245</text:p>
          </table:table-cell>
          <table:table-cell office:value-type="float" office:value="2.39714676180938" calcext:value-type="float">
            <text:p>2.39715</text:p>
          </table:table-cell>
          <table:table-cell office:value-type="float" office:value="4.25117426139209" calcext:value-type="float">
            <text:p>4.25117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810006676682" calcext:value-type="float">
            <text:p>2.3081</text:p>
          </table:table-cell>
          <table:table-cell office:value-type="float" office:value="2.38028156818561" calcext:value-type="float">
            <text:p>2.38028</text:p>
          </table:table-cell>
          <table:table-cell office:value-type="float" office:value="4.24729218828242" calcext:value-type="float">
            <text:p>4.2472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78062927725" calcext:value-type="float">
            <text:p>2.27278</text:p>
          </table:table-cell>
          <table:table-cell office:value-type="float" office:value="2.29853352946086" calcext:value-type="float">
            <text:p>2.29853</text:p>
          </table:table-cell>
          <table:table-cell office:value-type="float" office:value="3.50362669003505" calcext:value-type="float">
            <text:p>3.5036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9833416770964" calcext:value-type="float">
            <text:p>2.29833</text:p>
          </table:table-cell>
          <table:table-cell office:value-type="float" office:value="2.40156862745098" calcext:value-type="float">
            <text:p>2.40157</text:p>
          </table:table-cell>
          <table:table-cell office:value-type="float" office:value="4.47484480600751" calcext:value-type="float">
            <text:p>4.4748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9659161037445" calcext:value-type="float">
            <text:p>2.29659</text:p>
          </table:table-cell>
          <table:table-cell office:value-type="float" office:value="2.3869869068468" calcext:value-type="float">
            <text:p>2.38699</text:p>
          </table:table-cell>
          <table:table-cell office:value-type="float" office:value="4.01752814610958" calcext:value-type="float">
            <text:p>4.0175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7512529210482" calcext:value-type="float">
            <text:p>2.27513</text:p>
          </table:table-cell>
          <table:table-cell office:value-type="float" office:value="2.29481659989985" calcext:value-type="float">
            <text:p>2.29482</text:p>
          </table:table-cell>
          <table:table-cell office:value-type="float" office:value="3.47837881822734" calcext:value-type="float">
            <text:p>3.4783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841016178801" calcext:value-type="float">
            <text:p>2.28841</text:p>
          </table:table-cell>
          <table:table-cell office:value-type="float" office:value="2.3679105162205" calcext:value-type="float">
            <text:p>2.36791</text:p>
          </table:table-cell>
          <table:table-cell office:value-type="float" office:value="3.9731848886665" calcext:value-type="float">
            <text:p>3.9731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17142499374" calcext:value-type="float">
            <text:p>2.20617</text:p>
          </table:table-cell>
          <table:table-cell office:value-type="float" office:value="2.28595990900743" calcext:value-type="float">
            <text:p>2.28596</text:p>
          </table:table-cell>
          <table:table-cell office:value-type="float" office:value="3.84549336338593" calcext:value-type="float">
            <text:p>3.8454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94743429287" calcext:value-type="float">
            <text:p>2.28295</text:p>
          </table:table-cell>
          <table:table-cell office:value-type="float" office:value="2.39648080934501" calcext:value-type="float">
            <text:p>2.39648</text:p>
          </table:table-cell>
          <table:table-cell office:value-type="float" office:value="4.47371214017522" calcext:value-type="float">
            <text:p>4.47371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018302863344" calcext:value-type="float">
            <text:p>2.20018</text:p>
          </table:table-cell>
          <table:table-cell office:value-type="float" office:value="2.2691877452208" calcext:value-type="float">
            <text:p>2.26919</text:p>
          </table:table-cell>
          <table:table-cell office:value-type="float" office:value="3.84638993238167" calcext:value-type="float">
            <text:p>3.8463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66977160957" calcext:value-type="float">
            <text:p>2.26867</text:p>
          </table:table-cell>
          <table:table-cell office:value-type="float" office:value="2.21453800950238" calcext:value-type="float">
            <text:p>2.21454</text:p>
          </table:table-cell>
          <table:table-cell office:value-type="float" office:value="3.44861715428857" calcext:value-type="float">
            <text:p>3.4486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11573726765" calcext:value-type="float">
            <text:p>2.26212</text:p>
          </table:table-cell>
          <table:table-cell office:value-type="float" office:value="2.22262409352338" calcext:value-type="float">
            <text:p>2.22262</text:p>
          </table:table-cell>
          <table:table-cell office:value-type="float" office:value="3.52917354338585" calcext:value-type="float">
            <text:p>3.5291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331652468053" calcext:value-type="float">
            <text:p>2.22332</text:p>
          </table:table-cell>
          <table:table-cell office:value-type="float" office:value="2.25690438904201" calcext:value-type="float">
            <text:p>2.2569</text:p>
          </table:table-cell>
          <table:table-cell office:value-type="float" office:value="3.20056502129792" calcext:value-type="float">
            <text:p>3.20057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98603817621" calcext:value-type="float">
            <text:p>2.25499</text:p>
          </table:table-cell>
          <table:table-cell office:value-type="float" office:value="2.23806534967075" calcext:value-type="float">
            <text:p>2.23807</text:p>
          </table:table-cell>
          <table:table-cell office:value-type="float" office:value="3.80854588647162" calcext:value-type="float">
            <text:p>3.8085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69159365874" calcext:value-type="float">
            <text:p>2.25169</text:p>
          </table:table-cell>
          <table:table-cell office:value-type="float" office:value="2.35476272423863" calcext:value-type="float">
            <text:p>2.35476</text:p>
          </table:table-cell>
          <table:table-cell office:value-type="float" office:value="4.0564931163955" calcext:value-type="float">
            <text:p>4.0564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142189975815" calcext:value-type="float">
            <text:p>2.25142</text:p>
          </table:table-cell>
          <table:table-cell office:value-type="float" office:value="2.31812036110416" calcext:value-type="float">
            <text:p>2.31812</text:p>
          </table:table-cell>
          <table:table-cell office:value-type="float" office:value="3.86007630723042" calcext:value-type="float">
            <text:p>3.8600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120859407593" calcext:value-type="float">
            <text:p>2.25121</text:p>
          </table:table-cell>
          <table:table-cell office:value-type="float" office:value="2.35322715894869" calcext:value-type="float">
            <text:p>2.35323</text:p>
          </table:table-cell>
          <table:table-cell office:value-type="float" office:value="4.04404630788486" calcext:value-type="float">
            <text:p>4.0440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101492786256" calcext:value-type="float">
            <text:p>2.25101</text:p>
          </table:table-cell>
          <table:table-cell office:value-type="float" office:value="2.30996956050371" calcext:value-type="float">
            <text:p>2.30997</text:p>
          </table:table-cell>
          <table:table-cell office:value-type="float" office:value="3.85350137603202" calcext:value-type="float">
            <text:p>3.853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79053096607" calcext:value-type="float">
            <text:p>2.24879</text:p>
          </table:table-cell>
          <table:table-cell office:value-type="float" office:value="2.23031382845711" calcext:value-type="float">
            <text:p>2.23031</text:p>
          </table:table-cell>
          <table:table-cell office:value-type="float" office:value="3.80846711677919" calcext:value-type="float">
            <text:p>3.808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43349619978" calcext:value-type="float">
            <text:p>2.22743</text:p>
          </table:table-cell>
          <table:table-cell office:value-type="float" office:value="2.2423511233609" calcext:value-type="float">
            <text:p>2.24235</text:p>
          </table:table-cell>
          <table:table-cell office:value-type="float" office:value="3.14666624906039" calcext:value-type="float">
            <text:p>3.14667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514382191096" calcext:value-type="float">
            <text:p>2.23514</text:p>
          </table:table-cell>
          <table:table-cell office:value-type="float" office:value="2.4664423878606" calcext:value-type="float">
            <text:p>2.46644</text:p>
          </table:table-cell>
          <table:table-cell office:value-type="float" office:value="3.7662743871936" calcext:value-type="float">
            <text:p>3.7662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679651647893" calcext:value-type="float">
            <text:p>2.2268</text:p>
          </table:table-cell>
          <table:table-cell office:value-type="float" office:value="2.25793690029203" calcext:value-type="float">
            <text:p>2.25794</text:p>
          </table:table-cell>
          <table:table-cell office:value-type="float" office:value="3.36182352941176" calcext:value-type="float">
            <text:p>3.3618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662056737589" calcext:value-type="float">
            <text:p>2.22662</text:p>
          </table:table-cell>
          <table:table-cell office:value-type="float" office:value="2.24620296203588" calcext:value-type="float">
            <text:p>2.2462</text:p>
          </table:table-cell>
          <table:table-cell office:value-type="float" office:value="3.37589486858573" calcext:value-type="float">
            <text:p>3.3758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39202934801" calcext:value-type="float">
            <text:p>2.22239</text:p>
          </table:table-cell>
          <table:table-cell office:value-type="float" office:value="2.47014496831749" calcext:value-type="float">
            <text:p>2.47014</text:p>
          </table:table-cell>
          <table:table-cell office:value-type="float" office:value="3.73014507253627" calcext:value-type="float">
            <text:p>3.7301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205758485531" calcext:value-type="float">
            <text:p>2.22206</text:p>
          </table:table-cell>
          <table:table-cell office:value-type="float" office:value="2.27487167458928" calcext:value-type="float">
            <text:p>2.27487</text:p>
          </table:table-cell>
          <table:table-cell office:value-type="float" office:value="3.19461095821866" calcext:value-type="float">
            <text:p>3.1946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09656911789" calcext:value-type="float">
            <text:p>2.2571</text:p>
          </table:table-cell>
          <table:table-cell office:value-type="float" office:value="2.22163852759713" calcext:value-type="float">
            <text:p>2.22164</text:p>
          </table:table-cell>
          <table:table-cell office:value-type="float" office:value="3.78648699349675" calcext:value-type="float">
            <text:p>3.7864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001928529731" calcext:value-type="float">
            <text:p>2.22002</text:p>
          </table:table-cell>
          <table:table-cell office:value-type="float" office:value="2.28553352514386" calcext:value-type="float">
            <text:p>2.28553</text:p>
          </table:table-cell>
          <table:table-cell office:value-type="float" office:value="3.23035276457343" calcext:value-type="float">
            <text:p>3.2303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35474159558" calcext:value-type="float">
            <text:p>2.21135</text:p>
          </table:table-cell>
          <table:table-cell office:value-type="float" office:value="2.38990090316106" calcext:value-type="float">
            <text:p>2.3899</text:p>
          </table:table-cell>
          <table:table-cell office:value-type="float" office:value="3.53137481184145" calcext:value-type="float">
            <text:p>3.53137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01500750375" calcext:value-type="float">
            <text:p>2.24002</text:p>
          </table:table-cell>
          <table:table-cell office:value-type="float" office:value="2.20493048607637" calcext:value-type="float">
            <text:p>2.20493</text:p>
          </table:table-cell>
          <table:table-cell office:value-type="float" office:value="3.79651950975488" calcext:value-type="float">
            <text:p>3.7965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38754390366" calcext:value-type="float">
            <text:p>2.20439</text:p>
          </table:table-cell>
          <table:table-cell office:value-type="float" office:value="2.4108582120756" calcext:value-type="float">
            <text:p>2.41086</text:p>
          </table:table-cell>
          <table:table-cell office:value-type="float" office:value="3.51701705970898" calcext:value-type="float">
            <text:p>3.51702</text:p>
          </table:table-cell>
          <table:table-cell office:value-type="float" office:value="9566400" calcext:value-type="float">
            <text:p>9566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320664414414" calcext:value-type="float">
            <text:p>2.20321</text:p>
          </table:table-cell>
          <table:table-cell office:value-type="float" office:value="2.11808266599933" calcext:value-type="float">
            <text:p>2.11808</text:p>
          </table:table-cell>
          <table:table-cell office:value-type="float" office:value="2.8503953953954" calcext:value-type="float">
            <text:p>2.850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96253229974" calcext:value-type="float">
            <text:p>2.19596</text:p>
          </table:table-cell>
          <table:table-cell office:value-type="float" office:value="2.23650402183879" calcext:value-type="float">
            <text:p>2.2365</text:p>
          </table:table-cell>
          <table:table-cell office:value-type="float" office:value="2.92906351587897" calcext:value-type="float">
            <text:p>2.9290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484755588922" calcext:value-type="float">
            <text:p>2.19485</text:p>
          </table:table-cell>
          <table:table-cell office:value-type="float" office:value="2.0968952285619" calcext:value-type="float">
            <text:p>2.0969</text:p>
          </table:table-cell>
          <table:table-cell office:value-type="float" office:value="2.80004379379379" calcext:value-type="float">
            <text:p>2.8000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53348753855" calcext:value-type="float">
            <text:p>2.19353</text:p>
          </table:table-cell>
          <table:table-cell office:value-type="float" office:value="2.2502449570726" calcext:value-type="float">
            <text:p>2.25024</text:p>
          </table:table-cell>
          <table:table-cell office:value-type="float" office:value="2.93375718929732" calcext:value-type="float">
            <text:p>2.933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035660660661" calcext:value-type="float">
            <text:p>2.19036</text:p>
          </table:table-cell>
          <table:table-cell office:value-type="float" office:value="2.28409555388722" calcext:value-type="float">
            <text:p>2.2841</text:p>
          </table:table-cell>
          <table:table-cell office:value-type="float" office:value="3.19367492492492" calcext:value-type="float">
            <text:p>3.1936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745777027027" calcext:value-type="float">
            <text:p>2.18746</text:p>
          </table:table-cell>
          <table:table-cell office:value-type="float" office:value="2.27547975058392" calcext:value-type="float">
            <text:p>2.27548</text:p>
          </table:table-cell>
          <table:table-cell office:value-type="float" office:value="3.23118368368368" calcext:value-type="float">
            <text:p>3.2311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210052513128" calcext:value-type="float">
            <text:p>2.1821</text:p>
          </table:table-cell>
          <table:table-cell office:value-type="float" office:value="2.20245373843461" calcext:value-type="float">
            <text:p>2.20245</text:p>
          </table:table-cell>
          <table:table-cell office:value-type="float" office:value="2.88520755188797" calcext:value-type="float">
            <text:p>2.8852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92871460787" calcext:value-type="float">
            <text:p>2.18193</text:p>
          </table:table-cell>
          <table:table-cell office:value-type="float" office:value="2.27916436983212" calcext:value-type="float">
            <text:p>2.27916</text:p>
          </table:table-cell>
          <table:table-cell office:value-type="float" office:value="3.32295915810574" calcext:value-type="float">
            <text:p>3.3229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548052002341" calcext:value-type="float">
            <text:p>2.17548</text:p>
          </table:table-cell>
          <table:table-cell office:value-type="float" office:value="2.38691204748767" calcext:value-type="float">
            <text:p>2.38691</text:p>
          </table:table-cell>
          <table:table-cell office:value-type="float" office:value="3.43590293453725" calcext:value-type="float">
            <text:p>3.4359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139923501379" calcext:value-type="float">
            <text:p>2.1714</text:p>
          </table:table-cell>
          <table:table-cell office:value-type="float" office:value="2.37773743834128" calcext:value-type="float">
            <text:p>2.37774</text:p>
          </table:table-cell>
          <table:table-cell office:value-type="float" office:value="3.47166541259092" calcext:value-type="float">
            <text:p>3.47167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6831934352293" calcext:value-type="float">
            <text:p>2.16832</text:p>
          </table:table-cell>
          <table:table-cell office:value-type="float" office:value="2.28064582811325" calcext:value-type="float">
            <text:p>2.28065</text:p>
          </table:table-cell>
          <table:table-cell office:value-type="float" office:value="3.33218491606114" calcext:value-type="float">
            <text:p>3.33218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823664249396" calcext:value-type="float">
            <text:p>2.15824</text:p>
          </table:table-cell>
          <table:table-cell office:value-type="float" office:value="2.2192735683921" calcext:value-type="float">
            <text:p>2.21927</text:p>
          </table:table-cell>
          <table:table-cell office:value-type="float" office:value="2.89872968242061" calcext:value-type="float">
            <text:p>2.8987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07762357256" calcext:value-type="float">
            <text:p>2.15508</text:p>
          </table:table-cell>
          <table:table-cell office:value-type="float" office:value="2.15979807451863" calcext:value-type="float">
            <text:p>2.1598</text:p>
          </table:table-cell>
          <table:table-cell office:value-type="float" office:value="2.92038759689922" calcext:value-type="float">
            <text:p>2.9203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134919146453" calcext:value-type="float">
            <text:p>2.14135</text:p>
          </table:table-cell>
          <table:table-cell office:value-type="float" office:value="2.17209541968826" calcext:value-type="float">
            <text:p>2.1721</text:p>
          </table:table-cell>
          <table:table-cell office:value-type="float" office:value="2.89026256564141" calcext:value-type="float">
            <text:p>2.8902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821813173053" calcext:value-type="float">
            <text:p>2.13822</text:p>
          </table:table-cell>
          <table:table-cell office:value-type="float" office:value="2.19046758911428" calcext:value-type="float">
            <text:p>2.19047</text:p>
          </table:table-cell>
          <table:table-cell office:value-type="float" office:value="2.73050087653393" calcext:value-type="float">
            <text:p>2.7305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410541364054" calcext:value-type="float">
            <text:p>2.13411</text:p>
          </table:table-cell>
          <table:table-cell office:value-type="float" office:value="2.2073276149929" calcext:value-type="float">
            <text:p>2.20733</text:p>
          </table:table-cell>
          <table:table-cell office:value-type="float" office:value="2.74598046581518" calcext:value-type="float">
            <text:p>2.7459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530222416959" calcext:value-type="float">
            <text:p>2.1253</text:p>
          </table:table-cell>
          <table:table-cell office:value-type="float" office:value="1.96264532214989" calcext:value-type="float">
            <text:p>1.96265</text:p>
          </table:table-cell>
          <table:table-cell office:value-type="float" office:value="2.34245743615423" calcext:value-type="float">
            <text:p>2.3424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066662493741" calcext:value-type="float">
            <text:p>2.12067</text:p>
          </table:table-cell>
          <table:table-cell office:value-type="float" office:value="1.96202334752128" calcext:value-type="float">
            <text:p>1.96202</text:p>
          </table:table-cell>
          <table:table-cell office:value-type="float" office:value="2.3501051577366" calcext:value-type="float">
            <text:p>2.3501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763091956903" calcext:value-type="float">
            <text:p>2.00763</text:p>
          </table:table-cell>
          <table:table-cell office:value-type="float" office:value="2.18324083354214" calcext:value-type="float">
            <text:p>2.18324</text:p>
          </table:table-cell>
          <table:table-cell office:value-type="float" office:value="2.27046855424706" calcext:value-type="float">
            <text:p>2.27047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0380230518667" calcext:value-type="float">
            <text:p>2.0038</text:p>
          </table:table-cell>
          <table:table-cell office:value-type="float" office:value="2.17182963751775" calcext:value-type="float">
            <text:p>2.17183</text:p>
          </table:table-cell>
          <table:table-cell office:value-type="float" office:value="2.29119644199449" calcext:value-type="float">
            <text:p>2.291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4" calcext:value-type="float">
            <text:p>4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0" calcext:value-type="float">
            <text:p>0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5" calcext:value-type="float">
            <text:p>5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0" calcext:value-type="float">
            <text:p>0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5" calcext:value-type="float">
            <text:p>5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0" calcext:value-type="float">
            <text:p>0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5" calcext:value-type="float">
            <text:p>5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0" calcext:value-type="float">
            <text:p>0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10:35.741649878</dc:date>
    <meta:document-statistic meta:table-count="1" meta:cell-count="4640" meta:object-count="0"/>
    <meta:generator>LibreOffice/4.2.8.2$Linux_X86_64 LibreOffice_project/420m0$Build-2</meta:generator>
  </office:meta>
</office:document-meta>
</file>